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2D6336107C9482A387C.png" manifest:media-type="image/png"/>
  <manifest:file-entry manifest:full-path="Pictures/100000000000035B000002DBB901CB1704E2E9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xe2" text:anchor-type="char" svg:x="0.231cm" svg:y="-1.131cm" svg:width="22.724cm" svg:height="19.338cm" draw:z-index="1"><draw:image xlink:href="Pictures/100000000000035B000002DBB901CB1704E2E93D.png" xlink:type="simple" xlink:show="embed" xlink:actuate="onLoad" loext:mime-type="image/png"/></draw:frame></text:p>
      <text:p text:style-name="P1"><draw:frame draw:style-name="fr1" draw:name="Imaxe1" text:anchor-type="char" svg:x="0.198cm" svg:y="-0.496cm" svg:width="24.192cm" svg:height="18.09cm" draw:z-index="0"><draw:image xlink:href="Pictures/1000000000000390000002D6336107C9482A38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4:16:02.108930593</meta:creation-date>
    <dc:date>2023-10-03T14:17:49.038229864</dc:date>
    <meta:editing-duration>PT1M47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